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92a1"/>
    </style:style>
    <style:style style:name="T1" style:family="text">
      <style:text-properties officeooo:rsid="000b92a1"/>
    </style:style>
    <style:style style:name="T2" style:family="text">
      <style:text-properties officeooo:rsid="000d82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/text:p>
      <text:p text:style-name="P1">1. Decimal: 88 Binario: <text:span text:style-name="T1">1011000</text:span></text:p>
      <text:p text:style-name="P1">2. Decimal: 34 Binario: 100010</text:p>
      <text:p text:style-name="P1">3. Decimal: 11 Binario: <text:span text:style-name="T1">1011</text:span></text:p>
      <text:p text:style-name="P1">4. Decimal: 52 Binario: 110100</text:p>
      <text:p text:style-name="P1">5. Decimal: 6 Binario: <text:span text:style-name="T1">110</text:span></text:p>
      <text:p text:style-name="P1">6. Decimal: 99 Binario: 1100011</text:p>
      <text:p text:style-name="P1">7. Decimal: 25 Binario: 11001</text:p>
      <text:p text:style-name="P1">8. Decimal: 77 Binario: 1001101</text:p>
      <text:p text:style-name="P1">9. Decimal: 3 Binario: <text:span text:style-name="T2">11</text:span></text:p>
      <text:p text:style-name="P1">10. Decimal: 120 Binario: 1111000</text:p>
      <text:p text:style-name="P1">11. Decimal: 44 Binario: 101100</text:p>
      <text:p text:style-name="P1">12. Decimal: 9 Binario: 1001</text:p>
      <text:p text:style-name="P1">13. Decimal: 64 Binario: 1000000</text:p>
      <text:p text:style-name="P1">14. Decimal: 17 Binario: 10001</text:p>
      <text:p text:style-name="P1">15. Decimal: 55 Binario: 110111</text:p>
      <text:p text:style-name="P1">16. Decimal: 72 Binario: 110111</text:p>
      <text:p text:style-name="P1">17. Decimal: 14 Binario: <text:span text:style-name="T2">1110</text:span></text:p>
      <text:p text:style-name="P1">18. Decimal: 29 Binario: 11101</text:p>
      <text:p text:style-name="P1">19. Decimal: 123 Binario: 1111011</text:p>
      <text:p text:style-name="P1">20. Decimal: 97 Binario: 1100001</text:p>
      <text:p text:style-name="P1"/>
      <text:p text:style-name="P1">De binario a decimal (20 ejercicios): </text:p>
      <text:p text:style-name="P1">1. Binario: 10101 Decimal:</text:p>
      <text:p text:style-name="P1">2. Binario: 11000 Decimal:</text:p>
      <text:p text:style-name="P1">3. Binario: 11110 Decimal:</text:p>
      <text:p text:style-name="P1">4. Binario: 10001 Decimal:</text:p>
      <text:p text:style-name="P1">5. Binario: 10010 Decimal:</text:p>
      <text:p text:style-name="P1">6. Binario: 111 Decimal:</text:p>
      <text:p text:style-name="P1">7. Binario: 1010 Decimal:</text:p>
      <text:p text:style-name="P1">8. Binario: 1101 Decimal:</text:p>
      <text:p text:style-name="P1">9. Binario: 100 Decimal:</text:p>
      <text:p text:style-name="P1">10. Binario: 101 Decimal:</text:p>
      <text:p text:style-name="P1">11. Binario: 11011 Decimal:</text:p>
      <text:p text:style-name="P1">12. Binario: 11101 Decimal:</text:p>
      <text:p text:style-name="P1">13. Binario: 100001 Decimal:</text:p>
      <text:p text:style-name="P1">14. Binario: 110101 Decimal:</text:p>
      <text:p text:style-name="P1">15. Binario: 11111 Decimal:</text:p>
      <text:p text:style-name="P1">16. Binario: 101000 Decimal:</text:p>
      <text:p text:style-name="P1">17. Binario: 10011 Decimal:</text:p>
      <text:p text:style-name="P1">18. Binario: 1110 Decimal:</text:p>
      <text:p text:style-name="P1">19. Binario: 110 Decimal:</text:p>
      <text:p text:style-name="P1">20. Binario: 111000 Decimal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11:24:10.533000000</meta:creation-date>
    <dc:date>2023-10-03T11:53:48.949000000</dc:date>
    <meta:editing-duration>PT19M28S</meta:editing-duration>
    <meta:editing-cycles>1</meta:editing-cycles>
    <meta:document-statistic meta:table-count="0" meta:image-count="0" meta:object-count="0" meta:page-count="1" meta:paragraph-count="42" meta:word-count="187" meta:character-count="1174" meta:non-whitespace-character-count="1026"/>
    <meta:generator>LibreOffice/7.3.4.2$Windows_X86_64 LibreOffice_project/728fec16bd5f605073805c3c9e7c4212a0120dc5</meta:generator>
  </office:meta>
</office:document-meta>
</file>